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4" office:value-type="string" calcext:value-type="string">
            <text:p>http://www.esa.int/Our_Activities/Space_Science/Planck/Planck_and_the_cosmic_microwave_background</text:p>
          </table:table-cell>
          <table:table-cell table:style-name="ce7" office:value-type="string" calcext:value-type="string">
            <text:p>European Space Agency website</text:p>
          </table:table-cell>
          <table:table-cell table:style-name="ce7" office:value-type="string" calcext:value-type="string">
            <text:p>Article</text:p>
          </table:table-cell>
          <table:table-cell table:style-name="ce7" office:value-type="string" calcext:value-type="string">
            <text:p><text:s/>esa</text:p>
          </table:table-cell>
          <table:table-cell table:style-name="ce7" office:value-type="string" calcext:value-type="string">
            <text:p><text:s/>The cosmic microwave background (or CMB) fills the entire Universe and is leftover radiation from the Big Bang.</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1">
          <table:table-cell table:style-name="ce4" office:value-type="string" calcext:value-type="string">
            <text:p> <text:a xlink:href="https://map.gsfc.nasa.gov/universe/bb_tests_cmb.html" xlink:type="simple">https://map.gsfc.nasa.gov/universe/bb_tests_cmb.html</text:a></text:p>
          </table:table-cell>
          <table:table-cell table:style-name="ce7" office:value-type="string" calcext:value-type="string">
            <text:p>NASA educational website</text:p>
          </table:table-cell>
          <table:table-cell table:style-name="ce8" office:value-type="string" calcext:value-type="string">
            <text:p>Article</text:p>
          </table:table-cell>
          <table:table-cell table:style-name="ce7" office:value-type="string" calcext:value-type="string">
            <text:p>NASA</text:p>
          </table:table-cell>
          <table:table-cell table:style-name="ce7" office:value-type="string" calcext:value-type="string">
            <text:p><text:s/>Today, the CMB radiation is very cold, only 2.725° above absolute zero, thus this radiation shines primarily in the microwave portion of the electromagnetic spectrum, and is invisible to the naked eye. However, it fills the universe and can be detected everywhere we look</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2">
          <table:table-cell table:style-name="ce4" office:value-type="string" calcext:value-type="string">
            <text:p> <text:a xlink:href="http://www.space.com/33892-cosmic-microwave-background.html" xlink:type="simple">http://www.space.com/33892-cosmic-microwave-background.html</text:a></text:p>
          </table:table-cell>
          <table:table-cell table:style-name="ce7" office:value-type="string" calcext:value-type="string">
            <text:p>website about science and astronomy</text:p>
          </table:table-cell>
          <table:table-cell table:style-name="ce7" office:value-type="string" calcext:value-type="string">
            <text:p>Article</text:p>
          </table:table-cell>
          <table:table-cell table:style-name="ce7" office:value-type="string" calcext:value-type="string">
            <text:p>Space.com</text:p>
          </table:table-cell>
          <table:table-cell table:style-name="ce7" office:value-type="string" calcext:value-type="string">
            <text:p> The cosmic microwave background (CMB) is thought to be leftover radiation from the Big Bang, or the time when the universe began. As the theory goes, when the universe was born it underwent a rapid inflation and expansion. (The universe is still expanding today, and accelerating for unknown reasons). The CMB represents the heat left over from the Big Bang.</text:p>
            <text:p/>
            <text:p>You can't see the CMB with your naked eye, but it is everywhere in the universe. </text:p>
          </table:table-cell>
          <table:table-cell table:style-name="ce7" office:value-type="string" calcext:value-type="string">
            <text:p>English</text:p>
          </table:table-cell>
          <table:table-cell table:style-name="ce7" office:value-type="string" calcext:value-type="string">
            <text:p><text:s/>Cosmic Microwave Background, CMB, is a radiation that fills the entir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office:value-type="string" calcext:value-type="string">
            <text:p><text:s/>Elizabeth Howell is a contributing writer for Space.com who is one of the few Canadian journalists to report regularly on space exploration. She is pursuing a Ph.D. part-time in aerospace sciences (University of North Dakota) after completing an M.Sc. (space studies) at the same institution. She also holds a bachelor of journalism degree from Carleton University. Besides writing, Elizabeth teaches communications at the university and community college level. To see her latest projects, follow Elizabeth on Twitter at @HowellSpace.</text:p>
          </table:table-cell>
          <table:table-cell table:style-name="ce11" office:value-type="percentage" office:value="0.8" calcext:value-type="percentage">
            <text:p>80.00%</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21:01:49.51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5T07:45:39.657000000</dc:date>
    <meta:editing-duration>PT45M33S</meta:editing-duration>
    <meta:editing-cycles>12</meta:editing-cycles>
    <meta:generator>LibreOffice/5.3.2.2$Windows_x86 LibreOffice_project/6cd4f1ef626f15116896b1d8e1398b56da0d0ee1</meta:generator>
    <meta:document-statistic meta:table-count="1" meta:cell-count="60" meta:object-count="0"/>
  </office:meta>
</office:document-meta>
</file>